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0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0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06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06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 table:number-columns-repeated="1016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number-columns-repeated="1016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number-columns-repeated="1016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 table:number-columns-repeated="1016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 table:number-columns-repeated="1016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 table:number-columns-repeated="1016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number-columns-repeated="1016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number-columns-repeated="1016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number-columns-repeated="1016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number-columns-repeated="1016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number-columns-repeated="1016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number-columns-repeated="1016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number-columns-repeated="1016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number-columns-repeated="1016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number-columns-repeated="1016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number-columns-repeated="1016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 table:number-columns-repeated="1016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number-columns-repeated="1016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number-columns-repeated="1016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number-columns-repeated="1016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number-columns-repeated="1016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 table:number-columns-repeated="1016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number-columns-repeated="1016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number-columns-repeated="1016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 table:number-columns-repeated="1016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number-columns-repeated="1016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number-columns-repeated="1016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number-columns-repeated="1016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number-columns-repeated="1016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number-columns-repeated="101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number-columns-repeated="1016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 table:number-columns-repeated="1016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number-columns-repeated="1016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 table:number-columns-repeated="1016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number-columns-repeated="1016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number-columns-repeated="1016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 table:number-columns-repeated="1016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number-columns-repeated="1016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 table:number-columns-repeated="1016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number-columns-repeated="1016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number-columns-repeated="1016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number-columns-repeated="1016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number-columns-repeated="1016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 table:number-columns-repeated="1016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number-columns-repeated="1016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 table:number-columns-repeated="1016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number-columns-repeated="1016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number-columns-repeated="1016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number-columns-repeated="1016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text> </number:text>
      <number:number number:decimal-places="2" number:min-integer-digits="1" number:grouping="true"/>
      <number:text> </number:text>
    </number:number-style>
    <number:number-style style:name="N103P1" style:volatile="true">
      <number:text>-</number:text>
      <number:number number:decimal-places="2" number:min-integer-digits="1" number:grouping="true"/>
      <number:text> </number:text>
    </number:number-style>
    <number:number-style style:name="N103P2" style:volatile="true">
      <number:text> -</number:text>
      <number:number number:decimal-places="0" number:min-integer-digits="0"/>
      <number:text> </number:text>
    </number:number-style>
    <number:text-style style:name="N103">
      <number:text> </number:text>
      <number:text-content/>
      <number:text> </number:text>
      <style:map style:condition="value()&gt;0" style:apply-style-name="N103P0"/>
      <style:map style:condition="value()&lt;0" style:apply-style-name="N103P1"/>
      <style:map style:condition="value()=0" style:apply-style-name="N103P2"/>
    </number:text-style>
    <number:number-style style:name="N104P0" style:volatile="true">
      <number:text> </number:text>
      <number:number number:decimal-places="2" number:min-integer-digits="1" number:grouping="true"/>
      <number:text> € </number:text>
    </number:number-style>
    <number:number-style style:name="N104P1" style:volatile="true">
      <number:text>-</number:text>
      <number:number number:decimal-places="2" number:min-integer-digits="1" number:grouping="true"/>
      <number:text> € </number:text>
    </number:number-style>
    <number:number-style style:name="N104P2" style:volatile="true">
      <number:text> -</number:text>
      <number:number number:decimal-places="0" number:min-integer-digits="0"/>
      <number:text> €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8000" number:language="it" number:country="IT">
      <number:number number:min-integer-digits="1"/>
    </number:number-style>
    <number:currency-style style:name="N105P0" style:volatile="true">
      <number:text> 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05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05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">
      <number:text>-</number:text>
      <number:number number:decimal-places="2" number:min-integer-digits="1" number:grouping="true"/>
      <number:text> </number:text>
      <style:map style:condition="value()&gt;=0" style:apply-style-name="N106P0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percentage-style style:name="N108">
      <number:number number:decimal-places="3" number:min-integer-digits="1"/>
      <number:text>%</number:text>
    </number:percentage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time-style style:name="N8121" number:language="it" number:country="IT">
      <number:minutes number:style="long"/>
      <number:text>.</number:text>
      <number:seconds number:style="long"/>
    </number:time-style>
    <number:time-style style:name="N8122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3" number:language="it" number:country="IT">
      <number:minutes number:style="long"/>
      <number:text>.</number:text>
      <number:seconds number:style="long" number:decimal-places="1"/>
    </number:time-style>
    <number:number-style style:name="N8124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4"/>
    <style:style style:name="Excel_20_Built-in_20_Comma" style:display-name="Excel Built-in Comma" style:family="table-cell" style:parent-style-name="Excel_20_Built-in_20_Normal" style:data-style-name="N103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2">12/05/2025</text:date>, <text:time>17.51.4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2T17:51:46</dc:date>
    <meta:document-statistic meta:table-count="1" meta:cell-count="488" meta:object-count="0"/>
    <meta:generator>OpenOffice/4.1.15$Unix OpenOffice.org_project/4115m2$Build-9813</meta:generator>
  </office:meta>
</office:document-meta>
</file>